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ubtitle">
      <style:text-properties officeooo:rsid="00192ac0" officeooo:paragraph-rsid="00192ac0"/>
    </style:style>
    <style:style style:name="P3" style:family="paragraph" style:parent-style-name="Text_20_body">
      <style:paragraph-properties fo:text-align="end" style:justify-single-word="false"/>
      <style:text-properties officeooo:rsid="00192ac0" officeooo:paragraph-rsid="00192ac0"/>
    </style:style>
    <style:style style:name="P4" style:family="paragraph" style:parent-style-name="Text_20_body">
      <style:paragraph-properties fo:text-align="start" style:justify-single-word="false"/>
      <style:text-properties officeooo:rsid="00192ac0" officeooo:paragraph-rsid="00192ac0"/>
    </style:style>
    <style:style style:name="P5" style:family="paragraph" style:parent-style-name="Text_20_body">
      <style:text-properties fo:font-size="16pt" style:text-underline-style="none" fo:font-weight="normal" officeooo:rsid="00192ac0" officeooo:paragraph-rsid="00192ac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4pt" officeooo:rsid="00192ac0" officeooo:paragraph-rsid="00192ac0" style:font-size-asian="12.25pt" style:font-size-complex="14pt"/>
    </style:style>
    <style:style style:name="P7" style:family="paragraph" style:parent-style-name="Title" style:master-page-name="First_20_Page">
      <style:paragraph-properties style:page-number="auto"/>
      <style:text-properties style:text-underline-style="solid" style:text-underline-width="auto" style:text-underline-color="font-color" officeooo:rsid="00192ac0" officeooo:paragraph-rsid="00192ac0"/>
    </style:style>
    <style:style style:name="P8" style:family="paragraph" style:parent-style-name="Contents_20_Heading" style:master-page-name="Index">
      <style:paragraph-properties style:page-number="auto"/>
    </style:style>
    <style:style style:name="P9" style:family="paragraph" style:parent-style-name="Heading_20_2" style:master-page-name="Standard">
      <style:paragraph-properties style:page-number="auto"/>
    </style:style>
    <style:style style:name="P10" style:family="paragraph" style:parent-style-name="Text_20_body" style:master-page-name="Standard">
      <style:paragraph-properties style:page-number="auto"/>
      <style:text-properties fo:font-size="16pt" style:text-underline-style="solid" style:text-underline-width="auto" style:text-underline-color="font-color" fo:font-weight="bold" officeooo:rsid="00192ac0" officeooo:paragraph-rsid="00192ac0" style:font-size-asian="14pt" style:font-weight-asian="bold" style:font-size-complex="16pt" style:font-weight-complex="bold"/>
    </style:style>
    <style:style style:name="P11" style:family="paragraph" style:parent-style-name="Text_20_body">
      <style:text-properties officeooo:rsid="001b84f9" officeooo:paragraph-rsid="001b84f9"/>
    </style:style>
    <style:style style:name="T1" style:family="text">
      <style:text-properties officeooo:rsid="00192ac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UNTATGE I MANTENIMENT</text:p>
      <text:p text:style-name="P2">ACT 3-TEMA 1</text:p>
      <text:p text:style-name="P3"/>
      <text:p text:style-name="P3"/>
      <text:p text:style-name="P3">Izan Trigo González</text:p>
      <text:p text:style-name="P3">2-10-2023<text:line-break/></text:p>
      <text:table-of-content text:style-name="Sect1" text:protected="true" text:name="Taula de continguts1">
        <text:table-of-content-source text:outline-level="10">
          <text:index-title-template text:style-name="Contents_20_Heading">Taula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ula de continguts1_Head">
            <text:p text:style-name="P8">Taula de continguts</text:p>
          </text:index-title>
          <text:p text:style-name="P1"><text:a xlink:type="simple" xlink:href="#__RefHeading___Toc96_3368409388" text:style-name="Index_20_Link" text:visited-style-name="Index_20_Link">1.Cerqueu a Internet els diferents tipus de centrals elèctriques i analitzeu de quin tipus són les que es troben a Balears (per illes)..<text:tab/>3</text:a></text:p>
          <text:p text:style-name="P1"><text:a xlink:type="simple" xlink:href="#__RefHeading___Toc98_3368409388" text:style-name="Index_20_Link" text:visited-style-name="Index_20_Link">2.Cerqueu informació sobre les bombetes tradicionals i de baix consum i indiqueu-ne les diferències: Quines diferències de voltatge tenen? I d’eficiència? Quin estalvi comporta canviar totes les bombetes d’una casa per bombetes de baix consum?<text:tab/>3</text:a></text:p>
          <text:p text:style-name="P1"><text:a xlink:type="simple" xlink:href="#__RefHeading___Toc100_3368409388" text:style-name="Index_20_Link" text:visited-style-name="Index_20_Link">3.Esbrineu el consum anual del vostre ordinador: Utilitzeu les tarifes que trobareu a la web d'Endesa.<text:tab/>3</text:a></text:p>
          <text:p text:style-name="P1"><text:a xlink:type="simple" xlink:href="#__RefHeading___Toc102_3368409388" text:style-name="Index_20_Link" text:visited-style-name="Index_20_Link">4.Investiga què és un SAI, com funciona, per a què s’utilitza, tipus, etc.<text:tab/>3</text:a></text:p>
        </text:index-body>
      </text:table-of-content>
      <text:p text:style-name="P4"/>
      <text:h text:style-name="P9" text:outline-level="2"><text:bookmark-start text:name="__RefHeading___Toc96_3368409388"/><text:span text:style-name="T1">1.</text:span>Cerqueu a Internet els diferents tipus de centrals elèctriques i analitzeu de quin tipus són les que es troben a Balears (per illes)..<text:bookmark-end text:name="__RefHeading___Toc96_3368409388"/></text:h>
      <text:p text:style-name="P6">-Centrals elèctriques:</text:p>
      <text:p text:style-name="P6">·Nuclears. Sutilitzen elements radiactius com urani o tori.</text:p>
      <text:p text:style-name="P6">·Hidroelèctriques. Sutilitza la força gravitacional de l’aigua que flueix.</text:p>
      <text:p text:style-name="P6">·De carbó. Es crema carbó per crear vapor d’aigua i asi aprofitar-lo per moure ses ·turbines que donen sa energia.</text:p>
      <text:p text:style-name="P6">·Geotèrmica. Utilitzen la calor del centre de sa Terra.</text:p>
      <text:p text:style-name="P6">·De gas. Es alimentada amb gas per cremar-lo.</text:p>
      <text:p text:style-name="P6">·Solars. Utilitza l’energia que li proporciona el Sol.</text:p>
      <text:p text:style-name="P6">·Eòliques. Es serveixen del la energia que li proporciona el vent fent gira unes turbines.</text:p>
      <text:p text:style-name="P6">·Mareomotrius. Usen sa força de les marees per produir energia.</text:p>
      <text:p text:style-name="P6">-Centrals elèctriques a les Balears:</text:p>
      <text:p text:style-name="P6">·Mallorca:Son Reus(Central Tèrmica),Cas Tresorer(Central Tèrmica) i Es Murterar(Central Tèrmica).</text:p>
      <text:p text:style-name="P6">·Menorca:Mahón(Central Tèrmica),Son Salomó(Central Solar),Es Milà(Central Eòlica),Binissafúller(Central Solar).</text:p>
      <text:p text:style-name="P6">·Ibiza:Gesa-Endesa(Central Tèrmica).</text:p>
      <text:p text:style-name="P6">·Formentera:Es Ca Marí(Central Tèrmica).</text:p>
      <text:h text:style-name="Heading_20_2" text:outline-level="2"><text:bookmark-start text:name="__RefHeading___Toc98_3368409388"/><text:span text:style-name="T1">2.</text:span>Cerqueu informació sobre les bombetes tradicionals i de baix consum i indiqueu-ne les diferències: Quines diferències de voltatge tenen? I d’eficiència? Quin estalvi comporta canviar totes les bombetes d’una casa per bombetes de baix consum?<text:bookmark-end text:name="__RefHeading___Toc98_3368409388"/></text:h>
      <text:p text:style-name="P11">Bombetes tradicionals:Tenen a prop de 100mW</text:p>
      <text:p text:style-name="P11">Bombetes de baix consum</text:p>
      <text:h text:style-name="Heading_20_2" text:outline-level="2"><text:bookmark-start text:name="__RefHeading___Toc100_3368409388"/><text:span text:style-name="T1">3.</text:span>Esbrineu el consum anual del vostre ordinador: Utilitzeu les tarifes que trobareu a la web d'Endesa.<text:bookmark-end text:name="__RefHeading___Toc100_3368409388"/></text:h>
      <text:p text:style-name="P11">5h al dia = un consum aproximat de 1,1kWh</text:p>
      <text:h text:style-name="Heading_20_2" text:outline-level="2"><text:bookmark-start text:name="__RefHeading___Toc102_3368409388"/><text:soft-page-break/><text:span text:style-name="T1">4.</text:span>Investiga què és un SAI, com funciona, per a què s’utilitza, tipus, etc.<text:bookmark-end text:name="__RefHeading___Toc102_3368409388"/></text:h>
      <text:p text:style-name="Text_20_body"/>
      <text:p text:style-name="P10">Bibliografia:</text:p>
      <text:p text:style-name="P5">https://www.tecsaqro.com.mx/blog/tipos-de-centrales-electricas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2:50:40.929115304</meta:creation-date>
    <dc:date>2023-10-04T09:15:41.436257092</dc:date>
    <meta:editing-duration>PT1H38M50S</meta:editing-duration>
    <meta:editing-cycles>3</meta:editing-cycles>
    <meta:generator>LibreOffice/7.5.6.2$Linux_X86_64 LibreOffice_project/50$Build-2</meta:generator>
    <meta:document-statistic meta:table-count="0" meta:image-count="0" meta:object-count="0" meta:page-count="5" meta:paragraph-count="32" meta:word-count="328" meta:character-count="2279" meta:non-whitespace-character-count="1982"/>
  </office:meta>
</office:document-meta>
</file>